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Monospace" fo:font-size="9pt" fo:font-weight="normal" style:font-name-asian="Monospace" style:font-size-asian="9pt" style:font-weight-asian="normal" style:font-name-complex="Monospace" style:font-size-complex="9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tyle="normal" style:font-style-asian="normal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2.50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color="#2a00ff"/>
    </style:style>
    <style:style style:name="T7" style:family="text">
      <style:text-properties fo:color="#2a00ff" style:font-name="Monospace" fo:font-size="9pt" style:font-name-asian="Monospace" style:font-size-asian="9pt" style:font-name-complex="Monospace" style:font-size-complex="9pt"/>
    </style:style>
    <style:style style:name="T8" style:family="text">
      <style:text-properties fo:color="#2a00ff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T9" style:family="text">
      <style:text-properties fo:color="#2a00ff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0" style:family="text">
      <style:text-properties fo:color="#2a00ff" style:font-name="Monospace" fo:font-size="9pt" fo:font-weight="normal" style:font-name-asian="Monospace" style:font-size-asian="9pt" style:font-weight-asian="normal" style:font-name-complex="Monospace" style:font-size-complex="9pt" style:font-weight-complex="normal"/>
    </style:style>
    <style:style style:name="T11" style:family="text">
      <style:text-properties fo:color="#2a00ff" fo:font-style="italic" style:font-style-asian="italic" style:font-style-complex="italic"/>
    </style:style>
    <style:style style:name="T12" style:family="text">
      <style:text-properties fo:color="#2a00ff" fo:font-weight="normal" style:font-weight-asian="normal" style:font-weight-complex="normal"/>
    </style:style>
    <style:style style:name="T13" style:family="text">
      <style:text-properties fo:color="#2a00ff" fo:font-style="normal" style:font-style-asian="normal" style:font-style-complex="normal"/>
    </style:style>
    <style:style style:name="T14" style:family="text">
      <style:text-properties fo:color="#000000"/>
    </style:style>
    <style:style style:name="T15" style:family="text">
      <style:text-properties fo:color="#000000" style:font-name="Monospace" fo:font-size="9pt" style:font-name-asian="Monospace" style:font-size-asian="9pt" style:font-name-complex="Monospace" style:font-size-complex="9pt"/>
    </style:style>
    <style:style style:name="T16" style:family="text">
      <style:text-properties fo:color="#000000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T17" style:family="text">
      <style:text-properties fo:color="#000000" style:font-name="Monospace" fo:font-size="11pt" fo:font-style="normal" style:font-name-asian="Monospace" style:font-size-asian="11pt" style:font-style-asian="normal" style:font-name-complex="Monospace" style:font-size-complex="11pt" style:font-style-complex="normal"/>
    </style:style>
    <style:style style:name="T18" style:family="text">
      <style:text-properties fo:color="#000000" style:font-name="Monospace" fo:font-size="11pt" fo:font-style="normal" style:font-name-asian="Monospace" style:font-size-asian="9.60000038146973pt" style:font-style-asian="normal" style:font-name-complex="Monospace" style:font-size-complex="11pt" style:font-style-complex="normal"/>
    </style:style>
    <style:style style:name="T19" style:family="text">
      <style:text-properties fo:font-size="11pt" style:font-size-asian="9.60000038146973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age-schema Homepage unique</text:span> <text:span text:style-name="T1">(</text:span></text:p>
      <text:p text:style-name="Standard"><text:span text:style-name="T1"/></text:p>
      <text:p text:style-name="P1">informazioni: link (info, *InfoPage.jsp);</text:p>
      <text:p text:style-name="P1">personale_medico: link (personale, *PersonalePage.jsp);</text:p>
      <text:p text:style-name="P1">patologie: link (patologie, *PatologiePage.jsp);</text:p>
      <text:p text:style-name="P1">login: link (login, *Login.html);</text:p>
      <text:p text:style-name="P1"/>
      <text:p text:style-name="P3">);</text:p>
      <text:p text:style-name="P2"/>
      <text:p text:style-name="P2"/>
      <text:p text:style-name="P2"/>
      <text:p text:style-name="P2"/>
      <text:p text:style-name="P3">page-schema InfoPage unique (</text:p>
      <text:p text:style-name="P2"/>
      <text:p text:style-name="P2"><text:tab/>primario: String;</text:p>
      <text:p text:style-name="P2"><text:tab/>informazioni: text;</text:p>
      <text:p text:style-name="P2"><text:tab/>foto: list_of(data[]);</text:p>
      <text:p text:style-name="P2"/>
      <text:p text:style-name="P3">);</text:p>
      <text:p text:style-name="P2"/>
      <text:p text:style-name="P2"/>
      <text:p text:style-name="P2"/>
      <text:p text:style-name="P2"/>
      <text:p text:style-name="P3">DB to page-schema InfoPage (</text:p>
      <text:p text:style-name="P2"/>
      <text:p text:style-name="P2"><text:tab/>primario: <text:span text:style-name="T7">select * </text:span></text:p>
      <text:p text:style-name="P9"><text:span text:style-name="T14"><text:tab/><text:tab/> <text:s/></text:span><text:span text:style-name="T6">from medico as m </text:span></text:p>
      <text:p text:style-name="P13"><text:span text:style-name="T15"><text:tab/><text:tab/> <text:s/></text:span><text:span text:style-name="T7">where m.primario = 'si'</text:span><text:span text:style-name="T15">;</text:span></text:p>
      <text:p text:style-name="P2"/>
      <text:p text:style-name="P3">);</text:p>
      <text:p text:style-name="P3"/>
      <text:p text:style-name="P3"/>
      <text:p text:style-name="P3"/>
      <text:p text:style-name="P3"/>
      <text:p text:style-name="P3">page-schema LoginPage unique (</text:p>
      <text:p text:style-name="P3"/>
      <text:p text:style-name="P1">login_paziente: form(</text:p>
      <text:p text:style-name="P19">login: text;</text:p>
      <text:p text:style-name="P19">pw: password;</text:p>
      <text:p text:style-name="P19">invia: submit();</text:p>
      <text:p text:style-name="P18">);</text:p>
      <text:p text:style-name="P18"/>
      <text:p text:style-name="P1">login_medico: form(</text:p>
      <text:p text:style-name="P19">login: text;</text:p>
      <text:p text:style-name="P19">pw: password;</text:p>
      <text:p text:style-name="P19">invia: submit();</text:p>
      <text:p text:style-name="P18">);</text:p>
      <text:p text:style-name="P17"/>
      <text:p text:style-name="P3">);</text:p>
      <text:p text:style-name="P1"/>
      <text:p text:style-name="P1"/>
      <text:p text:style-name="P1"/>
      <text:p text:style-name="P1"/>
      <text:p text:style-name="P3"><text:soft-page-break/>DB to page-schema LoginPage (</text:p>
      <text:p text:style-name="P3"/>
      <text:p text:style-name="P2">login_cliente:</text:p>
      <text:p text:style-name="P2"><text:tab/><text:tab/>if(<text:tab/><text:span text:style-name="T8">select * </text:span></text:p>
      <text:p text:style-name="P2"><text:span text:style-name="T8"><text:tab/><text:tab/><text:tab/>from paziente as p </text:span></text:p>
      <text:p text:style-name="P2"><text:span text:style-name="T8"><text:tab/><text:tab/><text:tab/>where p.codsan = ?codsan? </text:span></text:p>
      <text:p text:style-name="P2"><text:span text:style-name="T8"><text:tab/><text:tab/><text:tab/>and p.psw = ?psw?</text:span></text:p>
      <text:p text:style-name="Standard"><text:span text:style-name="T8"><text:tab/><text:tab/></text:span><text:span text:style-name="T17">)</text:span></text:p>
      <text:p text:style-name="P2"><text:tab/><text:tab/>then *PazientePage else *LoginPage</text:p>
      <text:p text:style-name="P2"><text:tab/><text:tab/>end;</text:p>
      <text:p text:style-name="P2"/>
      <text:p text:style-name="P2"><text:tab/>login_medico:</text:p>
      <text:p text:style-name="P2"><text:tab/><text:tab/>if(<text:tab/><text:span text:style-name="T8">select m.* </text:span></text:p>
      <text:p text:style-name="P2"><text:span text:style-name="T8"><text:tab/><text:tab/><text:tab/>from medico as m </text:span></text:p>
      <text:p text:style-name="P2"><text:span text:style-name="T8"><text:tab/><text:tab/><text:tab/>where m.id = ?id? </text:span></text:p>
      <text:p text:style-name="P2"><text:span text:style-name="T8"><text:tab/><text:tab/><text:tab/>and m.psw = ?psw?</text:span></text:p>
      <text:p text:style-name="P2"><text:span text:style-name="T8"><text:tab/><text:tab/></text:span><text:span text:style-name="T18">)</text:span></text:p>
      <text:p text:style-name="P2"><text:tab/><text:tab/>then *DiagnosiPage else *LoginPage</text:p>
      <text:p text:style-name="P3"><text:tab/><text:tab/><text:span text:style-name="T3">end;</text:span></text:p>
      <text:p text:style-name="P3"/>
      <text:p text:style-name="P3">);</text:p>
      <text:p text:style-name="P2"/>
      <text:p text:style-name="P2"><text:tab/></text:p>
      <text:p text:style-name="P2"/>
      <text:p text:style-name="P2"><text:span text:style-name="T1">page-schema PazientePage </text:span><text:s/><text:span text:style-name="T1">(</text:span></text:p>
      <text:p text:style-name="P4"/>
      <text:p text:style-name="P4"><text:tab/>dati: (</text:p>
      <text:p text:style-name="P4"><text:tab/><text:tab/>codice_sanitario: string;</text:p>
      <text:p text:style-name="P4"><text:tab/><text:tab/>nome: string;</text:p>
      <text:p text:style-name="P4"><text:tab/><text:tab/>cognome: string;</text:p>
      <text:p text:style-name="P4"><text:tab/><text:tab/>data_nascita: string;</text:p>
      <text:p text:style-name="P4"><text:tab/><text:tab/>via: string;</text:p>
      <text:p text:style-name="P4"><text:tab/><text:tab/>civico: string;</text:p>
      <text:p text:style-name="P4"><text:tab/><text:tab/>);</text:p>
      <text:p text:style-name="P4"><text:tab/>cartelle_cliniche: list of(</text:p>
      <text:p text:style-name="P4"><text:tab/><text:tab/>link(cartella clinica, *CartellaPage);</text:p>
      <text:p text:style-name="P4"><text:tab/><text:tab/>);</text:p>
      <text:p text:style-name="P4"/>
      <text:p text:style-name="P4"><text:tab/>fattori_rischio: string;</text:p>
      <text:p text:style-name="P4"><text:tab/>elenco_medici: list of(</text:p>
      <text:p text:style-name="P4"><text:tab/><text:tab/>nome: string;</text:p>
      <text:p text:style-name="P4"><text:tab/><text:tab/>cognome: string;</text:p>
      <text:p text:style-name="P4"><text:tab/>);</text:p>
      <text:p text:style-name="P3">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DB to page-schema PazientePage (</text:p>
      <text:p text:style-name="P4"/>
      <text:p text:style-name="P2"><text:span text:style-name="T3"><text:tab/>dati: <text:tab/></text:span><text:span text:style-name="T9">select p.* </text:span></text:p>
      <text:p text:style-name="P2"><text:span text:style-name="T9"><text:tab/><text:tab/></text:span><text:span text:style-name="T8">from paziente as p </text:span></text:p>
      <text:p text:style-name="P2"><text:span text:style-name="T9"><text:tab/><text:tab/>where p.codsan = ?codsan?</text:span></text:p>
      <text:p text:style-name="P4"><text:tab/></text:p>
      <text:p text:style-name="P4"><text:tab/>cartelle_cliniche: </text:p>
      <text:p text:style-name="P10"><text:span text:style-name="T6"><text:tab/><text:tab/><text:tab/>select c.* </text:span></text:p>
      <text:p text:style-name="P9"><text:span text:style-name="T14"><text:tab/><text:tab/><text:tab/></text:span><text:span text:style-name="T6">from cartella_clinica as c, paziente as p</text:span></text:p>
      <text:p text:style-name="P9"><text:span text:style-name="T14"><text:tab/><text:tab/><text:tab/></text:span><text:span text:style-name="T6">where c.codsan = ?codsan?</text:span></text:p>
      <text:p text:style-name="P13"><text:span text:style-name="T15"><text:tab/><text:tab/><text:tab/></text:span><text:span text:style-name="T7">and c.codsan = ?codsan?</text:span></text:p>
      <text:p text:style-name="P4"/>
      <text:p text:style-name="P4"><text:tab/>);</text:p>
      <text:p text:style-name="P4"/>
      <text:p text:style-name="P4"><text:tab/>fattori_rischio: </text:p>
      <text:p text:style-name="P10"><text:span text:style-name="T6"><text:tab/><text:tab/><text:tab/>select r.* </text:span></text:p>
      <text:p text:style-name="P9"><text:span text:style-name="T14"><text:tab/><text:tab/><text:tab/></text:span><text:span text:style-name="T6">from paziente as p, rischi_paziente as r </text:span></text:p>
      <text:p text:style-name="P9"><text:span text:style-name="T14"><text:tab/><text:tab/><text:tab/></text:span><text:span text:style-name="T6">where p.codsan = (:codsan) </text:span></text:p>
      <text:p text:style-name="P13"><text:span text:style-name="T15"><text:tab/><text:tab/><text:tab/></text:span><text:span text:style-name="T7">and p.codsan = r.id_paziente</text:span></text:p>
      <text:p text:style-name="P13"><text:span text:style-name="T7"/></text:p>
      <text:p text:style-name="P2"><text:span text:style-name="T3"><text:tab/>elenco_medici: <text:tab/></text:span></text:p>
      <text:p text:style-name="P11"><text:span text:style-name="T12"><text:tab/><text:tab/><text:tab/>select distinct m.</text:span></text:p>
      <text:p text:style-name="P12"><text:span text:style-name="T14"><text:tab/><text:tab/><text:tab/></text:span><text:span text:style-name="T6">from paziente as p, medico as m, diagnosi as d </text:span></text:p>
      <text:p text:style-name="P12"><text:span text:style-name="T14"><text:tab/><text:tab/><text:tab/></text:span><text:span text:style-name="T6">where p.codsan = ?codsan)?</text:span></text:p>
      <text:p text:style-name="P12"><text:span text:style-name="T14"><text:tab/><text:tab/><text:tab/></text:span><text:span text:style-name="T6">and p.codsan = d.id_paziente </text:span></text:p>
      <text:p text:style-name="P14"><text:span text:style-name="T15"><text:tab/><text:tab/><text:tab/></text:span><text:span text:style-name="T7">and m.id = d.id_medico </text:span></text:p>
      <text:p text:style-name="P15"/>
      <text:p text:style-name="P2"><text:span text:style-name="T1">);</text:span><text:span text:style-name="T3"><text:tab/><text:tab/></text:span></text:p>
      <text:p text:style-name="P4"/>
      <text:p text:style-name="P4"/>
      <text:p text:style-name="P4"/>
      <text:p text:style-name="P3">page-schema CartellaPage (</text:p>
      <text:p text:style-name="P4"/>
      <text:p text:style-name="P4"><text:tab/>dati: (</text:p>
      <text:p text:style-name="P4"><text:tab/><text:tab/>ID: string;</text:p>
      <text:p text:style-name="P4"><text:tab/><text:tab/>dataRic: string;</text:p>
      <text:p text:style-name="P4"><text:tab/><text:tab/>motivo: string;</text:p>
      <text:p text:style-name="P4"><text:tab/><text:tab/>prognosi: string;</text:p>
      <text:p text:style-name="P4"><text:tab/>);</text:p>
      <text:p text:style-name="P4"><text:tab/></text:p>
      <text:p text:style-name="P4"><text:tab/>diagnosi: list of (</text:p>
      <text:p text:style-name="P4"><text:tab/><text:tab/>medico: (</text:p>
      <text:p text:style-name="P4"><text:tab/><text:tab/><text:tab/>nome_medico: string;</text:p>
      <text:p text:style-name="P4"><text:tab/><text:tab/><text:tab/>cognome_medico: string;</text:p>
      <text:p text:style-name="P4"><text:tab/><text:tab/>);</text:p>
      <text:p text:style-name="P4"><text:tab/><text:tab/>data: date;</text:p>
      <text:p text:style-name="P4"><text:tab/><text:tab/>patologia: string;</text:p>
      <text:p text:style-name="P4"><text:tab/><text:tab/>icd10: string;</text:p>
      <text:p text:style-name="P4"><text:tab/><text:tab/>conferme: list of (</text:p>
      <text:p text:style-name="P4"><text:tab/><text:tab/><text:tab/>sintomi: string;</text:p>
      <text:p text:style-name="P4"><text:tab/><text:tab/><text:tab/>);</text:p>
      <text:p text:style-name="P4"><text:tab/><text:tab/>contraddizioni: list of (</text:p>
      <text:p text:style-name="P4"><text:tab/><text:tab/><text:tab/>sintomi: string;</text:p>
      <text:p text:style-name="P4"><text:tab/><text:tab/><text:tab/>);</text:p>
      <text:p text:style-name="P4"><text:tab/>);</text:p>
      <text:p text:style-name="P4"/>
      <text:p text:style-name="P4"><text:soft-page-break/></text:p>
      <text:p text:style-name="P4"><text:tab/>terapie: list of (</text:p>
      <text:p text:style-name="P4"><text:tab/><text:tab/>farmaco: string;</text:p>
      <text:p text:style-name="P4"><text:tab/><text:tab/>dose: float;</text:p>
      <text:p text:style-name="P4"><text:tab/><text:tab/>posologia: string;</text:p>
      <text:p text:style-name="P4"><text:tab/><text:tab/>inizio cura: date;</text:p>
      <text:p text:style-name="P4"><text:tab/><text:tab/>fine cura: date;</text:p>
      <text:p text:style-name="P4"/>
      <text:p text:style-name="P4"><text:tab/>);</text:p>
      <text:p text:style-name="P4">);</text:p>
      <text:p text:style-name="P4"/>
      <text:p text:style-name="P4"/>
      <text:p text:style-name="P3">DB to page-schema CartellaPage (</text:p>
      <text:p text:style-name="P4"/>
      <text:p text:style-name="P4"><text:tab/>dati:<text:tab/></text:p>
      <text:p text:style-name="P10"><text:span text:style-name="T11"><text:tab/><text:tab/></text:span><text:span text:style-name="T13">select c.*</text:span><text:span text:style-name="T11"> </text:span></text:p>
      <text:p text:style-name="P9"><text:span text:style-name="T14"><text:tab/><text:tab/></text:span><text:span text:style-name="T6">from cartella_clinica as c, paziente as p </text:span></text:p>
      <text:p text:style-name="P13"><text:span text:style-name="T15"><text:tab/><text:tab/></text:span><text:span text:style-name="T7">where c.id = ?id? </text:span></text:p>
      <text:p text:style-name="P4"/>
      <text:p text:style-name="P4"><text:tab/>terapie: </text:p>
      <text:p text:style-name="P2"><text:span text:style-name="T3"><text:tab/><text:tab/></text:span><text:span text:style-name="T7">select t.*</text:span></text:p>
      <text:p text:style-name="P9"><text:span text:style-name="T14"><text:tab/><text:tab/></text:span><text:span text:style-name="T6">from cartella_clinica as c, terapie as t </text:span></text:p>
      <text:p text:style-name="P9"><text:span text:style-name="T14"><text:tab/><text:tab/></text:span><text:span text:style-name="T6">where c.id = ?id? </text:span></text:p>
      <text:p text:style-name="P13"><text:span text:style-name="T15"><text:tab/><text:tab/></text:span><text:span text:style-name="T7">and c.id = t.id_cartella </text:span></text:p>
      <text:p text:style-name="P13"><text:span text:style-name="T7"/></text:p>
      <text:p text:style-name="P4"><text:tab/>diagnosi:</text:p>
      <text:p text:style-name="P2"><text:span text:style-name="T3"><text:tab/><text:tab/></text:span><text:span text:style-name="T7">select d.*, m.* </text:span></text:p>
      <text:p text:style-name="P9"><text:span text:style-name="T14"><text:tab/><text:tab/></text:span><text:span text:style-name="T6">from cartella_clinica as c, diagnosi as d, </text:span></text:p>
      <text:p text:style-name="P9"><text:span text:style-name="T6"><text:tab/><text:tab/>paziente as p, medico as m </text:span></text:p>
      <text:p text:style-name="P9"><text:span text:style-name="T14"><text:tab/><text:tab/></text:span><text:span text:style-name="T6">where c.id = ?id? </text:span></text:p>
      <text:p text:style-name="P9"><text:span text:style-name="T14"><text:tab/><text:tab/></text:span><text:span text:style-name="T6">and p.codsan = d.id_paziente </text:span></text:p>
      <text:p text:style-name="P9"><text:span text:style-name="T14"><text:tab/><text:tab/></text:span><text:span text:style-name="T6">and p.codsan = c.codsan </text:span></text:p>
      <text:p text:style-name="P13"><text:span text:style-name="T15"><text:tab/><text:tab/></text:span><text:span text:style-name="T7">and d.id_medico = m.id </text:span></text:p>
      <text:p text:style-name="P13"><text:span text:style-name="T7"/></text:p>
      <text:p text:style-name="P3"><text:tab/><text:span text:style-name="T3">terapie:</text:span></text:p>
      <text:p text:style-name="P2"><text:span text:style-name="T3"><text:tab/><text:tab/></text:span><text:span text:style-name="T10">select t.*</text:span></text:p>
      <text:p text:style-name="P9"><text:span text:style-name="T14"><text:tab/><text:tab/></text:span><text:span text:style-name="T6">from cartella_clinica as c, terapie as t </text:span></text:p>
      <text:p text:style-name="P9"><text:span text:style-name="T14"><text:tab/><text:tab/></text:span><text:span text:style-name="T6">where c.id = ?id? </text:span></text:p>
      <text:p text:style-name="P13"><text:span text:style-name="T15"><text:tab/><text:tab/></text:span><text:span text:style-name="T7">and c.id = t.id_cartella</text:span></text:p>
      <text:p text:style-name="P3"/>
      <text:p text:style-name="P3">);</text:p>
      <text:p text:style-name="P3"/>
      <text:p text:style-name="P3"/>
      <text:p text:style-name="P3">page-schema PatologiePage (</text:p>
      <text:p text:style-name="P4"/>
      <text:p text:style-name="P4"><text:tab/>patologie: text;</text:p>
      <text:p text:style-name="P3">);</text:p>
      <text:p text:style-name="P3"/>
      <text:p text:style-name="P3"/>
      <text:p text:style-name="P3">DB to page-schema PatologiePage (</text:p>
      <text:p text:style-name="P4"/>
      <text:p text:style-name="P4"><text:tab/>patologie: <text:tab/></text:p>
      <text:p text:style-name="P10"><text:span text:style-name="T11"><text:tab/><text:tab/></text:span><text:span text:style-name="T13">select d.*</text:span></text:p>
      <text:p text:style-name="P13"><text:span text:style-name="T16"><text:tab/><text:tab/></text:span><text:span text:style-name="T7">from diagnosi as d</text:span></text:p>
      <text:p text:style-name="P3">);</text:p>
      <text:p text:style-name="P3"/>
      <text:p text:style-name="P3"/>
      <text:p text:style-name="P3"><text:soft-page-break/>page-schema PersonalePage (</text:p>
      <text:p text:style-name="P4"/>
      <text:p text:style-name="P4"><text:tab/>dati: text;</text:p>
      <text:p text:style-name="P4"><text:tab/>numero pazienti: int;</text:p>
      <text:p text:style-name="P3">);</text:p>
      <text:p text:style-name="P3"/>
      <text:p text:style-name="P3">DB to page-schema PersonalePage (</text:p>
      <text:p text:style-name="P4"/>
      <text:p text:style-name="P4"><text:tab/>dati: <text:tab/></text:p>
      <text:p text:style-name="P10"><text:span text:style-name="T11"><text:tab/><text:tab/></text:span><text:span text:style-name="T13">select d.* </text:span></text:p>
      <text:p text:style-name="P13"><text:span text:style-name="T15"><text:tab/><text:tab/></text:span><text:span text:style-name="T7">from diagnosi as d</text:span></text:p>
      <text:p text:style-name="P13"><text:span text:style-name="T7"/></text:p>
      <text:p text:style-name="P3"><text:tab/><text:span text:style-name="T3">numero pazienti:</text:span></text:p>
      <text:p text:style-name="P2"><text:span text:style-name="T3"><text:tab/><text:tab/></text:span><text:span text:style-name="T10">select count(*) </text:span></text:p>
      <text:p text:style-name="P9"><text:span text:style-name="T14"><text:tab/><text:tab/></text:span><text:span text:style-name="T6">from diagnosi </text:span></text:p>
      <text:p text:style-name="P9"><text:span text:style-name="T14"><text:tab/><text:tab/></text:span><text:span text:style-name="T6">where patologia = (:patologia) </text:span></text:p>
      <text:p text:style-name="P9"><text:span text:style-name="T14"><text:tab/><text:tab/></text:span><text:span text:style-name="T6">and icd10 = (:icd10)</text:span></text:p>
      <text:p text:style-name="P13"><text:span text:style-name="T15"><text:tab/><text:tab/></text:span><text:span text:style-name="T7">group by icd10, patologia</text:span></text:p>
      <text:p text:style-name="P3"/>
      <text:p text:style-name="P3">);</text:p>
      <text:p text:style-name="P3"/>
      <text:p text:style-name="P3"/>
      <text:p text:style-name="P3">page-schema DiagnosiPage (</text:p>
      <text:p text:style-name="P4"/>
      <text:p text:style-name="P4"><text:tab/>new_diagnosi: form (</text:p>
      <text:p text:style-name="P4"><text:tab/><text:tab/>paziente: string;</text:p>
      <text:p text:style-name="P4"><text:tab/><text:tab/>cartella clinica: string;</text:p>
      <text:p text:style-name="P4"><text:tab/><text:tab/>data: date;</text:p>
      <text:p text:style-name="P4"><text:tab/><text:tab/>ICD10: string;</text:p>
      <text:p text:style-name="P4"><text:tab/><text:tab/>sintomi: list of (string);</text:p>
      <text:p text:style-name="P8"><text:tab/><text:tab/><text:span text:style-name="T5">tipologia: list of (string);</text:span></text:p>
      <text:p text:style-name="P4"><text:tab/>);</text:p>
      <text:p text:style-name="P3">);</text:p>
      <text:p text:style-name="P3"/>
      <text:p text:style-name="P3"/>
      <text:p text:style-name="P3">DB to page-schema DiagnosiPage (</text:p>
      <text:p text:style-name="P4"/>
      <text:p text:style-name="P4"><text:tab/>new_diagnosi: <text:span text:style-name="T2">INSERT INTO DIAGNOSI ;</text:span><text:tab/></text:p>
      <text:p text:style-name="P4"><text:tab/>new_sintomi: <text:span text:style-name="T2">INSERT INTO SINTOMI;</text:span></text:p>
      <text:p text:style-name="P4"><text:tab/>new_conferme: <text:span text:style-name="T2">INSERT INTO CONFERME ;</text:span></text:p>
      <text:p text:style-name="P4"><text:tab/>new_contraddizioni: <text:span text:style-name="T2">INSERT INTO CONTRADDIZIONI;<text:tab/></text:span></text:p>
      <text:p text:style-name="P3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Giordano</meta:initial-creator>
    <meta:creation-date>2014-06-29T15:37:45</meta:creation-date>
    <dc:date>2014-07-14T17:56:22</dc:date>
    <dc:creator>Enrico Giordano</dc:creator>
    <meta:editing-duration>PT1H14M53S</meta:editing-duration>
    <meta:editing-cycles>59</meta:editing-cycles>
    <meta:generator>LibreOffice/3.5$Linux_x86 LibreOffice_project/350m1$Build-2</meta:generator>
    <meta:document-statistic meta:table-count="0" meta:image-count="0" meta:object-count="0" meta:page-count="5" meta:paragraph-count="182" meta:word-count="499" meta:character-count="3504" meta:non-whitespace-character-count="2869"/>
  </office:meta>
</office:document-meta>
</file>